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s" fo:country="MX"/>
    </style:style>
    <style:style style:name="P2" style:parent-style-name="Normal" style:family="paragraph">
      <style:text-properties fo:language="es" fo:country="MX"/>
    </style:style>
    <style:style style:name="P3" style:parent-style-name="Normal" style:family="paragraph">
      <style:text-properties fo:font-weight="bold" style:font-weight-asian="bold" style:font-weight-complex="bold" fo:language="es" fo:country="MX"/>
    </style:style>
    <style:style style:name="P4" style:parent-style-name="Párrafodelista" style:list-style-name="LFO1" style:family="paragraph">
      <style:text-properties fo:language="es" fo:country="MX"/>
    </style:style>
    <style:style style:name="P5" style:parent-style-name="Párrafodelista" style:list-style-name="LFO1" style:family="paragraph">
      <style:text-properties fo:language="es" fo:country="MX"/>
    </style:style>
    <style:style style:name="P6" style:parent-style-name="Párrafodelista" style:list-style-name="LFO1" style:family="paragraph">
      <style:text-properties fo:language="es" fo:country="MX"/>
    </style:style>
    <style:style style:name="P7" style:parent-style-name="Párrafodelista" style:list-style-name="LFO1" style:family="paragraph">
      <style:text-properties fo:language="es" fo:country="MX"/>
    </style:style>
    <style:style style:name="P8" style:parent-style-name="Normal" style:family="paragraph">
      <style:text-properties fo:font-weight="bold" style:font-weight-asian="bold" style:font-weight-complex="bold" fo:language="es" fo:country="MX"/>
    </style:style>
    <style:style style:name="P9" style:parent-style-name="Párrafodelista" style:list-style-name="LFO1" style:family="paragraph">
      <style:text-properties fo:language="es" fo:country="MX"/>
    </style:style>
    <style:style style:name="P10" style:parent-style-name="Párrafodelista" style:list-style-name="LFO1" style:family="paragraph">
      <style:text-properties fo:language="es" fo:country="MX"/>
    </style:style>
    <style:style style:name="P11" style:parent-style-name="Normal" style:family="paragraph">
      <style:text-properties fo:font-weight="bold" style:font-weight-asian="bold" style:font-weight-complex="bold" fo:language="es" fo:country="MX"/>
    </style:style>
    <style:style style:name="P12" style:parent-style-name="Párrafodelista" style:list-style-name="LFO1" style:family="paragraph">
      <style:text-properties fo:language="es" fo:country="MX"/>
    </style:style>
    <style:style style:name="P13" style:parent-style-name="Normal" style:family="paragraph">
      <style:text-properties fo:font-weight="bold" style:font-weight-asian="bold" style:font-weight-complex="bold" fo:language="es" fo:country="MX"/>
    </style:style>
    <style:style style:name="P14" style:parent-style-name="Párrafodelista" style:list-style-name="LFO1" style:family="paragraph"/>
    <style:style style:name="T15" style:parent-style-name="Fuentedepárrafopredeter." style:family="text">
      <style:text-properties fo:language="es" fo:country="MX"/>
    </style:style>
  </office:automatic-styles>
  <office:body>
    <office:text text:use-soft-page-breaks="true">
      <text:p text:style-name="P1">gestión de usuarios</text:p>
      <text:p text:style-name="P2">Quitar cuadro extraño que sale en la parte de arriba (La vista en general se va modificar un poco).</text:p>
      <text:p text:style-name="P3">Modal<text:s/></text:p>
      <text:list text:style-name="LFO1" text:continue-numbering="true">
        <text:list-item>
          <text:p text:style-name="P4">La contraseña no es segura, la única validación que tiene es que no este vacía y que tenga mas de 8 dígitos, necesita validaciones que aseguren al usuario tener una contraseña segura, como por ejemplo que tenga una mayúscula, combinación de letras y números, etc.<text:s/></text:p>
        </text:list-item>
        <text:list-item>
          <text:p text:style-name="P5">En el select de seleccionar rol no se debe permitir seleccionar la opción “Seleccionar rol”.</text:p>
        </text:list-item>
        <text:list-item>
          <text:p text:style-name="P6">No tiene validaciones para el formato de los correos.</text:p>
        </text:list-item>
        <text:list-item>
          <text:p text:style-name="P7">No verifica que la<text:s/>contraseña y el verificar contraseña<text:s/>sean iguales.</text:p>
        </text:list-item>
      </text:list>
      <text:p text:style-name="P8">Tabla</text:p>
      <text:list text:style-name="LFO1" text:continue-numbering="true">
        <text:list-item>
          <text:p text:style-name="P9">Quitar el botón y funcionalidad de actualizar contraseña, el admin no debería porque realizar esa acción.</text:p>
        </text:list-item>
        <text:list-item>
          <text:p text:style-name="P10">Considerar mostrar mas datos del usuario en la tabla, hasta el momento se muestran muy pocos, solo los básicos.</text:p>
        </text:list-item>
      </text:list>
      <text:p text:style-name="P11">Alertas</text:p>
      <text:list text:style-name="LFO1" text:continue-numbering="true">
        <text:list-item>
          <text:p text:style-name="P12">En alertas esta bien, solo le faltan algunas alertas en las validaciones.</text:p>
        </text:list-item>
      </text:list>
      <text:p text:style-name="P13">Filtros</text:p>
      <text:list text:style-name="LFO1" text:continue-numbering="true">
        <text:list-item>
          <text:p text:style-name="P14"><text:span text:style-name="T15">El filtro y el buscador funcionan correctamente, no presentan errores o bug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LAN GUTIERREZ HERNANDEZ</meta:initial-creator>
    <dc:creator>DILAN GUTIERREZ HERNANDEZ</dc:creator>
    <meta:creation-date>2025-04-10T03:24:00Z</meta:creation-date>
    <dc:date>2025-04-10T03:47:00Z</dc:date>
    <meta:template xlink:href="Normal" xlink:type="simple"/>
    <meta:editing-cycles>1</meta:editing-cycles>
    <meta:editing-duration>PT1380S</meta:editing-duration>
    <meta:document-statistic meta:page-count="1" meta:paragraph-count="1" meta:word-count="154" meta:character-count="1000" meta:row-count="7" meta:non-whitespace-character-count="847"/>
  </office:meta>
</office:document-meta>
</file>